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style:font-size-asian="12pt" style:font-size-complex="12pt"/>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style:font-size-asian="12pt" style:font-size-complex="12pt"/>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style:text-properties officeooo:paragraph-rsid="0015139d"/>
    </style:style>
    <style:style style:name="P5"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1" fo:font-size="12pt" fo:letter-spacing="normal" fo:font-style="normal" fo:font-weight="normal" style:font-size-asian="12pt" style:font-size-complex="12pt"/>
    </style:style>
    <style:style style:name="P6" style:family="paragraph" style:parent-style-name="Text_20_body">
      <style:paragraph-properties fo:margin-left="0.3937in" fo:margin-right="0.3937in" fo:margin-top="0in" fo:margin-bottom="0.1665in" loext:contextual-spacing="false" fo:line-height="180%" fo:orphans="2" fo:widows="2" fo:text-indent="0in" style:auto-text-indent="false" fo:padding="0in" fo:border="none"/>
      <style:text-properties fo:color="#000000" style:font-name="Arial1" fo:font-size="12pt" fo:letter-spacing="normal" style:font-size-asian="12pt" style:font-size-complex="12pt"/>
    </style:style>
    <style:style style:name="P7" style:family="paragraph" style:parent-style-name="Text_20_body">
      <style:paragraph-properties fo:margin-left="0.3937in" fo:margin-right="0.3937in" fo:margin-top="0in" fo:margin-bottom="0.1665in" loext:contextual-spacing="false" fo:line-height="180%" fo:orphans="2" fo:widows="2" fo:text-indent="0in" style:auto-text-indent="false" fo:padding="0in" fo:border="none"/>
      <style:text-properties style:font-name="Arial1" fo:font-size="12pt" style:font-size-asian="12pt" style:font-size-complex="12pt"/>
    </style:style>
    <style:style style:name="T1" style:family="text">
      <style:text-properties fo:font-style="normal" fo:font-weight="normal"/>
    </style:style>
    <style:style style:name="T2" style:family="text">
      <style:text-properties style:font-name="Libre Franklin" fo:font-style="normal" fo:font-weight="normal"/>
    </style:style>
    <style:style style:name="T3" style:family="text">
      <style:text-properties style:font-name="Libre Franklin" fo:font-size="9.5pt" fo:font-style="normal" fo:font-weight="normal"/>
    </style:style>
    <style:style style:name="T4" style:family="text">
      <style:text-properties fo:color="#000000" style:font-name="Arial1" fo:font-size="12pt" fo:letter-spacing="normal" fo:font-style="italic" fo:font-weight="normal" style:font-size-asian="12pt" style:font-size-complex="12pt"/>
    </style:style>
    <style:style style:name="T5" style:family="text">
      <style:text-properties fo:color="#000000" style:font-name="Arial1" fo:font-size="12pt" fo:letter-spacing="normal" style:font-size-asian="12pt" style:font-size-complex="12pt"/>
    </style:style>
    <style:style style:name="T6" style:family="text">
      <style:text-properties fo:color="#000000" fo:letter-spacing="normal"/>
    </style:style>
    <style:style style:name="T7" style:family="text">
      <style:text-properties fo:color="#000000" fo:letter-spacing="normal" fo:font-style="italic" fo:font-weight="normal"/>
    </style:style>
    <style:style style:name="T8" style:family="text">
      <style:text-properties fo:font-variant="normal" fo:text-transform="none" fo:color="#000000" style:font-name="Libre Franklin" fo:font-size="9.5pt" fo:letter-spacing="normal" fo:font-style="normal" fo:font-weight="normal"/>
    </style:style>
    <style:style style:name="T9" style:family="text">
      <style:text-properties fo:font-variant="normal" fo:text-transform="none" fo:color="#000000" style:font-name="Libre Franklin" fo:letter-spacing="normal" fo:font-style="normal" fo:font-weight="normal"/>
    </style:style>
    <style:style style:name="T10" style:family="text">
      <style:text-properties fo:font-variant="normal" fo:text-transform="none" fo:color="#000000" style:font-name="Libre Franklin" fo:font-size="12pt" fo:letter-spacing="normal" fo:font-style="normal" fo:font-weight="normal" style:font-size-asian="12pt" style:font-size-complex="12pt"/>
    </style:style>
    <style:style style:name="T11" style:family="text">
      <style:text-properties fo:font-variant="normal" fo:text-transform="none" fo:color="#000000" style:font-name="inherit" fo:font-size="9.5pt" fo:letter-spacing="normal" fo:font-style="normal" style:text-underline-style="solid" style:text-underline-width="auto" style:text-underline-color="font-color" fo:font-weight="normal" loext:padding="0in" loext:border="none"/>
    </style:style>
    <style:style style:name="T12" style:family="text">
      <style:text-properties fo:font-variant="normal" fo:text-transform="none" fo:color="#000000" style:font-name="inherit" fo:font-size="9.5pt" fo:letter-spacing="normal" fo:font-style="normal" fo:font-weight="normal" loext:padding="0in" loext:border="none"/>
    </style:style>
    <style:style style:name="T13" style:family="text">
      <style:text-properties fo:font-variant="normal" fo:text-transform="none" fo:color="#000000" style:font-name="inherit" fo:letter-spacing="normal" fo:font-style="normal" style:text-underline-style="solid" style:text-underline-width="auto" style:text-underline-color="font-color" fo:font-weight="normal" loext:padding="0in" loext:border="none"/>
    </style:style>
    <style:style style:name="T14" style:family="text">
      <style:text-properties fo:font-variant="normal" fo:text-transform="none" fo:color="#000000" style:font-name="inherit" fo:letter-spacing="normal" fo:font-style="normal" fo:font-weight="normal" loext:padding="0in" loext:border="none"/>
    </style:style>
    <style:style style:name="T15" style:family="text">
      <style:text-properties fo:font-variant="normal" fo:text-transform="none" fo:color="#000000" style:font-name="inherit" fo:font-size="12pt" fo:letter-spacing="normal" fo:font-style="normal" style:text-underline-style="solid" style:text-underline-width="auto" style:text-underline-color="font-color" fo:font-weight="normal" style:font-size-asian="12pt" style:font-size-complex="12pt" loext:padding="0in" loext:border="none"/>
    </style:style>
    <style:style style:name="T16" style:family="text">
      <style:text-properties fo:font-variant="normal" fo:text-transform="none" fo:color="#000000" style:font-name="inherit" fo:font-size="12pt" fo:letter-spacing="normal" fo:font-style="normal" fo:font-weight="normal" style:font-size-asian="12pt" style:font-size-complex="12pt" loext:padding="0in" loext:border="none"/>
    </style:style>
    <style:style style:name="T17" style:family="text">
      <style:text-properties fo:font-variant="normal" fo:text-transform="none" fo:color="#000000" fo:font-size="12pt" fo:letter-spacing="normal" fo:font-style="normal" fo:font-weight="normal" style:font-size-asian="12pt" style:font-size-complex="12pt"/>
    </style:style>
    <style:style style:name="T18" style:family="text">
      <style:text-properties fo:font-variant="normal" fo:text-transform="none" fo:color="#000000" fo:font-size="12pt" fo:letter-spacing="normal" fo:font-style="normal" fo:font-weight="normal" style:font-size-asian="12pt" style:font-size-complex="12pt" loext:padding="0in" loext:border="none"/>
    </style:style>
    <style:style style:name="T19"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loext:padding="0in" loext:border="none"/>
    </style:style>
    <style:style style:name="T20" style:family="text">
      <style:text-properties fo:font-variant="normal" fo:text-transform="none" fo:color="#000000" style:font-name="Arial1" fo:font-size="12pt" fo:letter-spacing="normal" fo:font-style="normal" fo:font-weight="normal" style:font-size-asian="12pt" style:font-size-complex="12pt"/>
    </style:style>
    <style:style style:name="T21" style:family="text">
      <style:text-properties fo:font-variant="normal" fo:text-transform="none" fo:color="#000000" style:font-name="Arial1" fo:font-size="12pt" fo:letter-spacing="normal" fo:font-style="normal" fo:font-weight="normal" style:font-size-asian="12pt" style:font-size-complex="12pt" loext:padding="0in" loext:border="none"/>
    </style:style>
    <style:style style:name="T22" style:family="text">
      <style:text-properties fo:font-variant="normal" fo:text-transform="none" fo:color="#000000" style:font-name="Arial1" fo:font-size="12pt" fo:letter-spacing="normal" fo:font-style="normal" fo:font-weight="normal" officeooo:rsid="0015139d" style:font-size-asian="12pt" style:font-size-complex="12pt"/>
    </style:style>
    <style:style style:name="T23" style:family="text">
      <style:text-properties fo:font-variant="normal" fo:text-transform="none" fo:color="#000000"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24" style:family="text">
      <style:text-properties fo:font-variant="normal" fo:text-transform="none" fo:color="#000000" style:font-name="Arial1" fo:font-size="12pt" fo:letter-spacing="normal" fo:font-style="italic" fo:font-weight="normal" style:font-size-asian="12pt" style:font-size-complex="12pt"/>
    </style:style>
    <style:style style:name="T25" style:family="text">
      <style:text-properties fo:font-style="italic"/>
    </style:style>
    <style:style style:name="T26" style:family="text">
      <style:text-properties fo:font-style="italic"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tracked-changes>
        <text:changed-region xml:id="ct2530034693472" text:id="ct2530034693472">
          <text:insertion>
            <office:change-info>
              <dc:creator>Unknown Author</dc:creator>
              <dc:date>2023-11-23T15:10:17.413000000</dc:date>
            </office:change-info>
          </text:insertion>
        </text:changed-region>
        <text:changed-region xml:id="ct2530034695392" text:id="ct2530034695392">
          <text:insertion>
            <office:change-info>
              <dc:creator>Unknown Author</dc:creator>
              <dc:date>2023-11-23T15:10:17.413000000</dc:date>
            </office:change-info>
          </text:insertion>
        </text:changed-region>
        <text:changed-region xml:id="ct2530034694912" text:id="ct2530034694912">
          <text:insertion>
            <office:change-info>
              <dc:creator>Unknown Author</dc:creator>
              <dc:date>2023-11-23T15:10:17.413000000</dc:date>
            </office:change-info>
          </text:insertion>
        </text:changed-region>
        <text:changed-region xml:id="ct2530032491472" text:id="ct2530032491472">
          <text:deletion>
            <office:change-info>
              <dc:creator>Unknown Author</dc:creator>
              <dc:date>2023-11-23T15:10:17.413000000</dc:date>
            </office:change-info>
            <text:p text:style-name="P3"><text:span text:style-name="Strong_20_Emphasis"><text:span text:style-name="T21">Apache</text:span></text:span></text:p>
          </text:deletion>
        </text:changed-region>
        <text:changed-region xml:id="ct2530034695152" text:id="ct2530034695152">
          <text:insertion>
            <office:change-info>
              <dc:creator>Unknown Author</dc:creator>
              <dc:date>2023-11-23T15:10:17.413000000</dc:date>
            </office:change-info>
          </text:insertion>
        </text:changed-region>
        <text:changed-region xml:id="ct2530032490512" text:id="ct2530032490512">
          <text:deletion>
            <office:change-info>
              <dc:creator>Unknown Author</dc:creator>
              <dc:date>2023-11-23T15:10:17.413000000</dc:date>
            </office:change-info>
            <text:p text:style-name="P1"><text:span text:style-name="T25">Apache </text:span></text:p>
          </text:deletion>
        </text:changed-region>
        <text:changed-region xml:id="ct2530034693952" text:id="ct2530034693952">
          <text:insertion>
            <office:change-info>
              <dc:creator>Unknown Author</dc:creator>
              <dc:date>2023-11-23T15:10:17.413000000</dc:date>
            </office:change-info>
          </text:insertion>
        </text:changed-region>
        <text:changed-region xml:id="ct2529752953952" text:id="ct2529752953952">
          <text:deletion>
            <office:change-info>
              <dc:creator>Unknown Author</dc:creator>
              <dc:date>2023-11-23T15:13:06</dc:date>
            </office:change-info>
            <text:p text:style-name="P4"><text:span text:style-name="T22">Apache</text:span></text:p>
          </text:deletion>
        </text:changed-region>
        <text:changed-region xml:id="ct2529987715568" text:id="ct2529987715568">
          <text:insertion>
            <office:change-info>
              <dc:creator>Unknown Author</dc:creator>
              <dc:date>2023-11-23T15:10:17.413000000</dc:date>
            </office:change-info>
          </text:insertion>
        </text:changed-region>
        <text:changed-region xml:id="ct2530034696112" text:id="ct2530034696112">
          <text:insertion>
            <office:change-info>
              <dc:creator>Unknown Author</dc:creator>
              <dc:date>2023-11-23T15:10:17.413000000</dc:date>
            </office:change-info>
          </text:insertion>
        </text:changed-region>
        <text:changed-region xml:id="ct2529866745824" text:id="ct2529866745824">
          <text:deletion>
            <office:change-info>
              <dc:creator>Unknown Author</dc:creator>
              <dc:date>2023-11-23T15:14:23</dc:date>
            </office:change-info>
            <text:p text:style-name="P4"><text:span text:style-name="T24">http://www.apache.org/licenses/LICENSE-2.0</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start text:change-id="ct2530034693472"/><text:span text:style-name="T20">The Educational Community License version 2.0 (“ECL”) consists of the Apache 2.0 license, modified to change the scope of the patent grant in section 3 to be specific to the needs of the education communities using this license. The original Apache 2.0 license can be found at: </text:span><text:a xlink:type="simple" xlink:href="http://www.apache.org/licenses/LICENSE-2.0" office:target-frame-name="_blank" xlink:show="new" text:style-name="Internet_20_link" text:visited-style-name="Visited_20_Internet_20_Link"><text:span text:style-name="T23">http://www.apache.org/licenses/LICENSE-2.0</text:span></text:a></text:p>
      <text:p text:style-name="P1"><text:change-end text:change-id="ct2530034693472"/>TERMS AND CONDITIONS FOR USE, REPRODUCTION, AND DISTRIBUTION</text:p>
      <text:p text:style-name="P1">1. Definitions.</text:p>
      <text:p text:style-name="P2">“<text:span text:style-name="T1">License” shall mean the terms and conditions for use, reproduction, and distribution as defined by Sections 1 through 9 of this document.</text:span></text:p>
      <text:p text:style-name="P2">“<text:span text:style-name="T1">Licensor” shall mean the copyright owner or entity authorized by the copyright owner that is granting the License.</text:span></text:p>
      <text:p text:style-name="P2">“<text:span text:style-name="T1">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span></text:p>
      <text:p text:style-name="P2">“<text:span text:style-name="T1">You” (or “Your”) shall mean an individual or Legal Entity exercising permissions granted by this License.</text:span></text:p>
      <text:p text:style-name="P2">“<text:span text:style-name="T1">Source” form shall mean the preferred form for making modifications, including but not limited to software source code, documentation source, and configuration files.</text:span></text:p>
      <text:p text:style-name="P2">“<text:span text:style-name="T1">Object” form shall mean any form resulting from mechanical transformation or translation of a Source form, including but not limited to compiled object code, generated documentation, and conversions to other media types.</text:span></text:p>
      <text:p text:style-name="P2">“<text:span text:style-name="T1">Work” shall mean the work of authorship, whether in Source or Object form, made available under the License, as indicated by a copyright notice that is included in or attached to the work (an example is provided in the Appendix below).</text:span></text:p>
      <text:p text:style-name="P2">“<text:span text:style-name="T1">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span></text:p>
      <text:p text:style-name="P2">“<text:span text:style-name="T1">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text:span><text:soft-page-break/><text:span text:style-name="T1">improving the Work, but excluding communication that is conspicuously marked or otherwise designated in writing by the copyright owner as “Not a Contribution.”</text:span></text:p>
      <text:p text:style-name="P2">“<text:span text:style-name="T1">Contributor” shall mean Licensor and any individual or Legal Entity on behalf of whom a Contribution has been received by Licensor and subsequently incorporated within the Work.</text:span></text:p>
      <text:p text:style-name="P1">2. Grant of Copyright License.</text:p>
      <text:p text:style-name="P1">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P1">3. Grant of Patent License.</text:p>
      <text:p text:style-name="P1">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change-start text:change-id="ct2530034695392"/> Any patent license granted hereby with respect to contributions by an individual employed by an institution or organization is limited to patent claims where the individual that is the author of the Work is also the inventor of the patent claims licensed, and where the organization or institution has the right to grant such license under applicable grant and research funding agreements. No other express or implied licenses are granted.<text:change-end text:change-id="ct2530034695392"/></text:p>
      <text:p text:style-name="P1">4. Redistribution.</text:p>
      <text:p text:style-name="P1">You may reproduce and distribute copies of the Work or Derivative Works thereof in any medium, with or without modifications, and in Source or Object form, provided that You meet the following conditions:</text:p>
      <text:list xml:id="list2587521243" text:style-name="L1">
        <text:list-item>
          <text:p text:style-name="P5">You must give any other recipients of the Work or Derivative Works a copy of this License; and</text:p>
        </text:list-item>
        <text:list-item>
          <text:p text:style-name="P5">You must cause any modified files to carry prominent notices stating that You changed the files; and</text:p>
        </text:list-item>
        <text:list-item>
          <text:p text:style-name="P5">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If the Work includes a “NOTICE” text file as part of its distribution, then any Derivative Works that You distribute must include a readable copy of the attribution notices <text:soft-page-break/>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list-item>
      </text:list>
      <text:p text:style-name="P1">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1">5. Submission of Contributions.</text:p>
      <text:p text:style-name="P1">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1">6. Trademarks.</text:p>
      <text:p text:style-name="P1">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P1">7. Disclaimer of Warranty.</text:p>
      <text:p text:style-name="P1">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P1">8. Limitation of Liability.</text:p>
      <text:p text:style-name="P1">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text:soft-page-break/>damages for loss of goodwill, work stoppage, computer failure or malfunction, or any and all other commercial damages or losses), even if such Contributor has been advised of the possibility of such damages.</text:p>
      <text:p text:style-name="P1">9. Accepting Warranty or Additional Liability.</text:p>
      <text:p text:style-name="P1">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P1">END OF TERMS AND CONDITIONS</text:p>
      <text:p text:style-name="P3"><text:span text:style-name="Strong_20_Emphasis"><text:span text:style-name="T21">APPENDIX: How to apply the </text:span></text:span><text:change-start text:change-id="ct2530034694912"/><text:span text:style-name="Strong_20_Emphasis"><text:span text:style-name="T21">Educational Community</text:span></text:span><text:change-end text:change-id="ct2530034694912"/><text:change text:change-id="ct2530032491472"/><text:span text:style-name="Strong_20_Emphasis"><text:span text:style-name="T21"> License to your work</text:span></text:span></text:p>
      <text:p text:style-name="P1">To apply the <text:change-start text:change-id="ct2530034695152"/>Educational Community <text:change-end text:change-id="ct2530034695152"/><text:change text:change-id="ct2530032490512"/>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4"><text:span text:style-name="T20">Copyright [yyyy] [name of copyright owner] Licensed under the </text:span><text:change-start text:change-id="ct2530034693952"/><text:span text:style-name="T20">Educational Community</text:span><text:change-end text:change-id="ct2530034693952"/><text:span text:style-name="T20"> </text:span><text:change text:change-id="ct2529752953952"/><text:change-start text:change-id="ct2529987715568"/><text:span text:style-name="T20"><text:s/></text:span><text:change-end text:change-id="ct2529987715568"/><text:span text:style-name="T20">License, Version 2.0 (the “License”); you may not use this file except in compliance with the License. You may obtain a copy of the License at </text:span><text:change-start text:change-id="ct2530034696112"/><text:a xlink:type="simple" xlink:href="http://www.osedu.org/licenses/ECL-2.0" office:target-frame-name="_blank" xlink:show="new" text:style-name="Internet_20_link" text:visited-style-name="Visited_20_Internet_20_Link"><text:span text:style-name="T23">http://www.osedu.org/licenses/ECL-2.0</text:span></text:a><text:span text:style-name="T20"> </text:span><text:change-end text:change-id="ct2530034696112"/><text:change text:change-id="ct2529866745824"/><text:span text:style-name="T2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span text:style-name="T5"> <text:s text:c="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5:07:39.422000000</meta:creation-date>
    <dc:date>2023-11-23T15:17:12.036000000</dc:date>
    <meta:editing-duration>PT9M34S</meta:editing-duration>
    <meta:editing-cycles>2</meta:editing-cycles>
    <meta:generator>LibreOffice/6.3.4.2$Windows_X86_64 LibreOffice_project/60da17e045e08f1793c57c00ba83cdfce946d0aa</meta:generator>
    <meta:document-statistic meta:table-count="0" meta:image-count="0" meta:object-count="0" meta:page-count="4" meta:paragraph-count="38" meta:word-count="1695" meta:character-count="10908" meta:non-whitespace-character-count="9250"/>
  </office:meta>
</office:document-meta>
</file>